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0-08" calcext:value-type="date">
            <text:p>08/10/2025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1" office:value-type="string" calcext:value-type="string">
            <text:p>NF 6432 - process. 10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1-10" calcext:value-type="date">
            <text:p>10/11/2025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1" office:value-type="string" calcext:value-type="string">
            <text:p>NF 6441 - process. 1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1" office:value-type="string" calcext:value-type="string">
            <text:p>NF 6450 - process. 1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7]-[.F7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7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5.673307165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5.6752758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6-01-05T11:24:02.031909608</dc:date>
    <meta:print-date>2020-08-07T10:44:15.279000000</meta:print-date>
    <dc:language>pt-PT</dc:language>
    <meta:editing-cycles>578</meta:editing-cycles>
    <meta:editing-duration>P3DT4H30M53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